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ring_Comparison_f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Cosine_score</text:p>
          </table:table-cell>
          <table:table-cell office:value-type="string" calcext:value-type="string">
            <text:p>Deciphered_count</text:p>
          </table:table-cell>
          <table:table-cell office:value-type="string" calcext:value-type="string">
            <text:p>original_count</text:p>
          </table:table-cell>
          <table:table-cell office:value-type="string" calcext:value-type="string">
            <text:p>levenshtein_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rrectly</text:p>
            <text:p>Identified </text:p>
            <text:p>Characters</text:p>
            <text:p>Percentage</text:p>
          </table:table-cell>
        </table:table-row>
        <table:table-row table:style-name="ro2">
          <table:table-cell office:value-type="string" calcext:value-type="string">
            <text:p>Kids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7.76147150993347" calcext:value-type="float">
            <text:p>7.76147150993347</text:p>
          </table:table-cell>
          <table:table-cell table:formula="of:=([.D2]-[.E2]) /[.D2] * 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GreenlandIceSheet_P2GlobalWarming.txt</text:p>
          </table:table-cell>
          <table:table-cell office:value-type="float" office:value="0.823666498672367" calcext:value-type="float">
            <text:p>0.823666498672367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float" office:value="10.0775537490845" calcext:value-type="float">
            <text:p>10.0775537490845</text:p>
          </table:table-cell>
          <table:table-cell table:formula="of:=([.D3]-[.E3]) /[.D3] * 100" office:value-type="float" office:value="97.7312390924956" calcext:value-type="float">
            <text:p>97.7312390924956</text:p>
          </table:table-cell>
        </table:table-row>
        <table:table-row table:style-name="ro2">
          <table:table-cell office:value-type="string" calcext:value-type="string">
            <text:p>Pumpkin1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00099897384644" calcext:value-type="float">
            <text:p>1.00099897384644</text:p>
          </table:table-cell>
          <table:table-cell table:formula="of:=([.D4]-[.E4]) /[.D4] * 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GreelanIceCap_P3Interlaken.txt</text:p>
          </table:table-cell>
          <table:table-cell office:value-type="float" office:value="0.91742353473845" calcext:value-type="float">
            <text:p>0.91742353473845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10.8551588058472" calcext:value-type="float">
            <text:p>10.8551588058472</text:p>
          </table:table-cell>
          <table:table-cell table:formula="of:=([.D5]-[.E5]) /[.D5] * 100" office:value-type="float" office:value="97.2413793103448" calcext:value-type="float">
            <text:p>97.2413793103448</text:p>
          </table:table-cell>
        </table:table-row>
        <table:table-row table:style-name="ro2">
          <table:table-cell office:value-type="string" calcext:value-type="string">
            <text:p>Autumn3_rule.txt</text:p>
          </table:table-cell>
          <table:table-cell office:value-type="float" office:value="0.793856620135735" calcext:value-type="float">
            <text:p>0.79385662013573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981750965118408" calcext:value-type="float">
            <text:p>0.981750965118408</text:p>
          </table:table-cell>
          <table:table-cell table:formula="of:=([.D6]-[.E6]) /[.D6] * 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Pumpkin1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40165281295776" calcext:value-type="float">
            <text:p>5.40165281295776</text:p>
          </table:table-cell>
          <table:table-cell table:formula="of:=([.D7]-[.E7]) /[.D7] * 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Autumn3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190399646759" calcext:value-type="float">
            <text:p>1.4190399646759</text:p>
          </table:table-cell>
          <table:table-cell table:formula="of:=([.D8]-[.E8]) /[.D8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1ChildLabour.txt</text:p>
          </table:table-cell>
          <table:table-cell office:value-type="float" office:value="0.85692452744258" calcext:value-type="float">
            <text:p>0.85692452744258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17" calcext:value-type="float">
            <text:p>17</text:p>
          </table:table-cell>
          <table:table-cell office:value-type="float" office:value="15.3159575462341" calcext:value-type="float">
            <text:p>15.3159575462341</text:p>
          </table:table-cell>
          <table:table-cell table:formula="of:=([.D9]-[.E9]) /[.D9] * 100" office:value-type="float" office:value="97.6223776223776" calcext:value-type="float">
            <text:p>97.6223776223776</text:p>
          </table:table-cell>
        </table:table-row>
        <table:table-row table:style-name="ro2">
          <table:table-cell office:value-type="string" calcext:value-type="string">
            <text:p>Kids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25168514251709" calcext:value-type="float">
            <text:p>1.25168514251709</text:p>
          </table:table-cell>
          <table:table-cell table:formula="of:=([.D10]-[.E10]) /[.D10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skills.txt</text:p>
          </table:table-cell>
          <table:table-cell office:value-type="float" office:value="0.670820393249937" calcext:value-type="float">
            <text:p>0.67082039324993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.06731843948364" calcext:value-type="float">
            <text:p>1.06731843948364</text:p>
          </table:table-cell>
          <table:table-cell table:formula="of:=([.D11]-[.E11]) /[.D11] * 100" office:value-type="float" office:value="96.4285714285714" calcext:value-type="float">
            <text:p>96.4285714285714</text:p>
          </table:table-cell>
        </table:table-row>
        <table:table-row table:style-name="ro2">
          <table:table-cell office:value-type="string" calcext:value-type="string">
            <text:p>RainyLondon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995671272277832" calcext:value-type="float">
            <text:p>0.995671272277832</text:p>
          </table:table-cell>
          <table:table-cell table:formula="of:=([.D12]-[.E12]) /[.D12] * 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GreenlandIceSheet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0.508353471756" calcext:value-type="float">
            <text:p>10.508353471756</text:p>
          </table:table-cell>
          <table:table-cell table:formula="of:=([.D13]-[.E13]) /[.D13] * 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1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23882222175598" calcext:value-type="float">
            <text:p>1.23882222175598</text:p>
          </table:table-cell>
          <table:table-cell table:formula="of:=([.D14]-[.E14]) /[.D14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nlandIceSheet_P1ChildLabour.txt</text:p>
          </table:table-cell>
          <table:table-cell office:value-type="float" office:value="0.840218783670704" calcext:value-type="float">
            <text:p>0.840218783670704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6" calcext:value-type="float">
            <text:p>16</text:p>
          </table:table-cell>
          <table:table-cell office:value-type="float" office:value="14.6749081611633" calcext:value-type="float">
            <text:p>14.6749081611633</text:p>
          </table:table-cell>
          <table:table-cell table:formula="of:=([.D15]-[.E15]) /[.D15] * 100" office:value-type="float" office:value="97.7622377622378" calcext:value-type="float">
            <text:p>97.7622377622378</text:p>
          </table:table-cell>
        </table:table-row>
        <table:table-row table:style-name="ro2">
          <table:table-cell office:value-type="string" calcext:value-type="string">
            <text:p>Kids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09570002555847" calcext:value-type="float">
            <text:p>5.09570002555847</text:p>
          </table:table-cell>
          <table:table-cell table:formula="of:=([.D16]-[.E16]) /[.D16] * 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Kids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23061275482178" calcext:value-type="float">
            <text:p>1.23061275482178</text:p>
          </table:table-cell>
          <table:table-cell table:formula="of:=([.D17]-[.E17]) /[.D17] * 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Autumn3_States.txt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5.09222841262817" calcext:value-type="float">
            <text:p>5.09222841262817</text:p>
          </table:table-cell>
          <table:table-cell table:formula="of:=([.D18]-[.E18]) /[.D18] * 100" office:value-type="float" office:value="99.290780141844" calcext:value-type="float">
            <text:p>99.290780141844</text:p>
          </table:table-cell>
        </table:table-row>
        <table:table-row table:style-name="ro2">
          <table:table-cell office:value-type="string" calcext:value-type="string">
            <text:p>Autumn3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7.03143739700317" calcext:value-type="float">
            <text:p>7.03143739700317</text:p>
          </table:table-cell>
          <table:table-cell table:formula="of:=([.D19]-[.E19]) /[.D19] * 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GreelanIceCap_P2GlobalWarming.txt</text:p>
          </table:table-cell>
          <table:table-cell office:value-type="float" office:value="0.804361815109734" calcext:value-type="float">
            <text:p>0.804361815109734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10.3662948608398" calcext:value-type="float">
            <text:p>10.3662948608398</text:p>
          </table:table-cell>
          <table:table-cell table:formula="of:=([.D20]-[.E20]) /[.D20] * 100" office:value-type="float" office:value="97.0331588132635" calcext:value-type="float">
            <text:p>97.0331588132635</text:p>
          </table:table-cell>
        </table:table-row>
        <table:table-row table:style-name="ro2">
          <table:table-cell office:value-type="string" calcext:value-type="string">
            <text:p>Pumpkin1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2.2352328300476" calcext:value-type="float">
            <text:p>12.2352328300476</text:p>
          </table:table-cell>
          <table:table-cell table:formula="of:=([.D21]-[.E21]) /[.D21] * 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Autumn3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25435209274292" calcext:value-type="float">
            <text:p>1.25435209274292</text:p>
          </table:table-cell>
          <table:table-cell table:formula="of:=([.D22]-[.E22]) /[.D22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25390315055847" calcext:value-type="float">
            <text:p>1.25390315055847</text:p>
          </table:table-cell>
          <table:table-cell table:formula="of:=([.D23]-[.E23]) /[.D23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2GlobalWarming.txt</text:p>
          </table:table-cell>
          <table:table-cell office:value-type="float" office:value="0.836536287714123" calcext:value-type="float">
            <text:p>0.836536287714123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0.7989525794983" calcext:value-type="float">
            <text:p>10.7989525794983</text:p>
          </table:table-cell>
          <table:table-cell table:formula="of:=([.D24]-[.E24]) /[.D24] * 100" office:value-type="float" office:value="98.4293193717278" calcext:value-type="float">
            <text:p>98.4293193717278</text:p>
          </table:table-cell>
        </table:table-row>
        <table:table-row table:style-name="ro2">
          <table:table-cell office:value-type="string" calcext:value-type="string">
            <text:p>dog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4147725105286" calcext:value-type="float">
            <text:p>1.24147725105286</text:p>
          </table:table-cell>
          <table:table-cell table:formula="of:=([.D25]-[.E25]) /[.D25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3Interlaken.txt</text:p>
          </table:table-cell>
          <table:table-cell office:value-type="float" office:value="0.919534265866584" calcext:value-type="float">
            <text:p>0.919534265866584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10.2198350429535" calcext:value-type="float">
            <text:p>10.2198350429535</text:p>
          </table:table-cell>
          <table:table-cell table:formula="of:=([.D26]-[.E26]) /[.D26] * 100" office:value-type="float" office:value="97.2413793103448" calcext:value-type="float">
            <text:p>97.2413793103448</text:p>
          </table:table-cell>
        </table:table-row>
        <table:table-row table:style-name="ro2">
          <table:table-cell office:value-type="string" calcext:value-type="string">
            <text:p>Autumn1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8607182502747" calcext:value-type="float">
            <text:p>1.48607182502747</text:p>
          </table:table-cell>
          <table:table-cell table:formula="of:=([.D27]-[.E27]) /[.D27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P4Europe.txt</text:p>
          </table:table-cell>
          <table:table-cell office:value-type="float" office:value="0.939070100121036" calcext:value-type="float">
            <text:p>0.939070100121036</text:p>
          </table:table-cell>
          <table:table-cell office:value-type="float" office:value="598" calcext:value-type="float">
            <text:p>598</text:p>
          </table:table-cell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office:value-type="float" office:value="12.1863653659821" calcext:value-type="float">
            <text:p>12.1863653659821</text:p>
          </table:table-cell>
          <table:table-cell table:formula="of:=([.D28]-[.E28]) /[.D28] * 100" office:value-type="float" office:value="97.8151260504202" calcext:value-type="float">
            <text:p>97.8151260504202</text:p>
          </table:table-cell>
        </table:table-row>
        <table:table-row table:style-name="ro2">
          <table:table-cell office:value-type="string" calcext:value-type="string">
            <text:p>Pumpkin1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7.62996315956116" calcext:value-type="float">
            <text:p>7.62996315956116</text:p>
          </table:table-cell>
          <table:table-cell table:formula="of:=([.D29]-[.E29]) /[.D29] * 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Kids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0.1211683750153" calcext:value-type="float">
            <text:p>10.1211683750153</text:p>
          </table:table-cell>
          <table:table-cell table:formula="of:=([.D30]-[.E30]) /[.D30] * 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GreelanIceCap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.994888782501221" calcext:value-type="float">
            <text:p>0.994888782501221</text:p>
          </table:table-cell>
          <table:table-cell table:formula="of:=([.D31]-[.E31]) /[.D31] * 100" office:value-type="float" office:value="93.8775510204082" calcext:value-type="float">
            <text:p>93.8775510204082</text:p>
          </table:table-cell>
        </table:table-row>
        <table:table-row table:style-name="ro2">
          <table:table-cell office:value-type="string" calcext:value-type="string">
            <text:p>Pumpkin1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3.2615010738373" calcext:value-type="float">
            <text:p>13.2615010738373</text:p>
          </table:table-cell>
          <table:table-cell table:formula="of:=([.D32]-[.E32]) /[.D32] * 100" office:value-type="float" office:value="98.1818181818182" calcext:value-type="float">
            <text:p>98.1818181818182</text:p>
          </table:table-cell>
        </table:table-row>
        <table:table-row table:style-name="ro2">
          <table:table-cell office:value-type="string" calcext:value-type="string">
            <text:p>GreenlandIceSheet_Workflow.txt</text:p>
          </table:table-cell>
          <table:table-cell office:value-type="float" office:value="0.668153104781061" calcext:value-type="float">
            <text:p>0.66815310478106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.26535320281982" calcext:value-type="float">
            <text:p>1.26535320281982</text:p>
          </table:table-cell>
          <table:table-cell table:formula="of:=([.D33]-[.E33]) /[.D33] * 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lanIceCap_P5Tamil.txt</text:p>
          </table:table-cell>
          <table:table-cell office:value-type="float" office:value="0.929358301824347" calcext:value-type="float">
            <text:p>0.929358301824347</text:p>
          </table:table-cell>
          <table:table-cell office:value-type="float" office:value="721" calcext:value-type="float">
            <text:p>721</text:p>
          </table:table-cell>
          <table:table-cell office:value-type="float" office:value="714" calcext:value-type="float">
            <text:p>714</text:p>
          </table:table-cell>
          <table:table-cell office:value-type="float" office:value="19" calcext:value-type="float">
            <text:p>19</text:p>
          </table:table-cell>
          <table:table-cell office:value-type="float" office:value="12.864550113678" calcext:value-type="float">
            <text:p>12.864550113678</text:p>
          </table:table-cell>
          <table:table-cell table:formula="of:=([.D34]-[.E34]) /[.D34] * 100" office:value-type="float" office:value="97.3389355742297" calcext:value-type="float">
            <text:p>97.3389355742297</text:p>
          </table:table-cell>
        </table:table-row>
        <table:table-row table:style-name="ro2">
          <table:table-cell office:value-type="string" calcext:value-type="string">
            <text:p>Autumn3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2.3010740280151" calcext:value-type="float">
            <text:p>12.3010740280151</text:p>
          </table:table-cell>
          <table:table-cell table:formula="of:=([.D35]-[.E35]) /[.D35] * 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Autumn1_P4Europe.txt</text:p>
          </table:table-cell>
          <table:table-cell office:value-type="float" office:value="0.941652742634692" calcext:value-type="float">
            <text:p>0.94165274263469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1.4842140674591" calcext:value-type="float">
            <text:p>11.4842140674591</text:p>
          </table:table-cell>
          <table:table-cell table:formula="of:=([.D36]-[.E36]) /[.D36] * 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3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7550196647644" calcext:value-type="float">
            <text:p>1.27550196647644</text:p>
          </table:table-cell>
          <table:table-cell table:formula="of:=([.D37]-[.E37]) /[.D37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ds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2187333106995" calcext:value-type="float">
            <text:p>1.42187333106995</text:p>
          </table:table-cell>
          <table:table-cell table:formula="of:=([.D38]-[.E38]) /[.D38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ds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0.4692647457123" calcext:value-type="float">
            <text:p>10.4692647457123</text:p>
          </table:table-cell>
          <table:table-cell table:formula="of:=([.D39]-[.E39]) /[.D39] * 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1_Level.txt</text:p>
          </table:table-cell>
          <table:table-cell office:value-type="float" office:value="0.896728888453195" calcext:value-type="float">
            <text:p>0.896728888453195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6.8344087600708" calcext:value-type="float">
            <text:p>6.8344087600708</text:p>
          </table:table-cell>
          <table:table-cell table:formula="of:=([.D40]-[.E40]) /[.D40] * 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nlandIceSheet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1073851585388" calcext:value-type="float">
            <text:p>1.11073851585388</text:p>
          </table:table-cell>
          <table:table-cell table:formula="of:=([.D41]-[.E41]) /[.D41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5Tamil.txt</text:p>
          </table:table-cell>
          <table:table-cell office:value-type="float" office:value="0.927503873845582" calcext:value-type="float">
            <text:p>0.927503873845582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4.1710517406464" calcext:value-type="float">
            <text:p>14.1710517406464</text:p>
          </table:table-cell>
          <table:table-cell table:formula="of:=([.D42]-[.E42]) /[.D42] * 100" office:value-type="float" office:value="98.3193277310924" calcext:value-type="float">
            <text:p>98.3193277310924</text:p>
          </table:table-cell>
        </table:table-row>
        <table:table-row table:style-name="ro2">
          <table:table-cell office:value-type="string" calcext:value-type="string">
            <text:p>Pumpkin1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7150278091431" calcext:value-type="float">
            <text:p>1.47150278091431</text:p>
          </table:table-cell>
          <table:table-cell table:formula="of:=([.D43]-[.E43]) /[.D43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P1ChildLabour.txt</text:p>
          </table:table-cell>
          <table:table-cell office:value-type="float" office:value="0.835068159244925" calcext:value-type="float">
            <text:p>0.835068159244925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22" calcext:value-type="float">
            <text:p>22</text:p>
          </table:table-cell>
          <table:table-cell office:value-type="float" office:value="12.555029630661" calcext:value-type="float">
            <text:p>12.555029630661</text:p>
          </table:table-cell>
          <table:table-cell table:formula="of:=([.D44]-[.E44]) /[.D44] * 100" office:value-type="float" office:value="96.9230769230769" calcext:value-type="float">
            <text:p>96.9230769230769</text:p>
          </table:table-cell>
        </table:table-row>
        <table:table-row table:style-name="ro2">
          <table:table-cell office:value-type="string" calcext:value-type="string">
            <text:p>GreenlandIceSheet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60023856163025" calcext:value-type="float">
            <text:p>5.60023856163025</text:p>
          </table:table-cell>
          <table:table-cell table:formula="of:=([.D45]-[.E45]) /[.D45] * 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Autumn1_P2GlobalWarming.txt</text:p>
          </table:table-cell>
          <table:table-cell office:value-type="float" office:value="0.842971182235001" calcext:value-type="float">
            <text:p>0.842971182235001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0.1799023151398" calcext:value-type="float">
            <text:p>10.1799023151398</text:p>
          </table:table-cell>
          <table:table-cell table:formula="of:=([.D46]-[.E46]) /[.D46] * 100" office:value-type="float" office:value="98.6038394415358" calcext:value-type="float">
            <text:p>98.6038394415358</text:p>
          </table:table-cell>
        </table:table-row>
        <table:table-row table:style-name="ro2">
          <table:table-cell office:value-type="string" calcext:value-type="string">
            <text:p>GreenlandIceSheet_P5Tamil.txt</text:p>
          </table:table-cell>
          <table:table-cell office:value-type="float" office:value="0.932562985623742" calcext:value-type="float">
            <text:p>0.932562985623742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4" calcext:value-type="float">
            <text:p>14</text:p>
          </table:table-cell>
          <table:table-cell office:value-type="float" office:value="14.2363612651825" calcext:value-type="float">
            <text:p>14.2363612651825</text:p>
          </table:table-cell>
          <table:table-cell table:formula="of:=([.D47]-[.E47]) /[.D47] * 100" office:value-type="float" office:value="98.0392156862745" calcext:value-type="float">
            <text:p>98.0392156862745</text:p>
          </table:table-cell>
        </table:table-row>
        <table:table-row table:style-name="ro2">
          <table:table-cell office:value-type="string" calcext:value-type="string">
            <text:p>Autumn1_P5Tamil.txt</text:p>
          </table:table-cell>
          <table:table-cell office:value-type="float" office:value="0.934095161081018" calcext:value-type="float">
            <text:p>0.934095161081018</text:p>
          </table:table-cell>
          <table:table-cell office:value-type="float" office:value="719" calcext:value-type="float">
            <text:p>719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5.0318043231964" calcext:value-type="float">
            <text:p>15.0318043231964</text:p>
          </table:table-cell>
          <table:table-cell table:formula="of:=([.D48]-[.E48]) /[.D48] * 100" office:value-type="float" office:value="98.3193277310924" calcext:value-type="float">
            <text:p>98.3193277310924</text:p>
          </table:table-cell>
        </table:table-row>
        <table:table-row table:style-name="ro2">
          <table:table-cell office:value-type="string" calcext:value-type="string">
            <text:p>GreenlandIceSheet_Sensore.txt</text:p>
          </table:table-cell>
          <table:table-cell office:value-type="float" office:value="0.928571428571429" calcext:value-type="float">
            <text:p>0.92857142857142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2864875793457" calcext:value-type="float">
            <text:p>1.2864875793457</text:p>
          </table:table-cell>
          <table:table-cell table:formula="of:=([.D49]-[.E49]) /[.D49] * 100" office:value-type="float" office:value="98.6301369863014" calcext:value-type="float">
            <text:p>98.6301369863014</text:p>
          </table:table-cell>
        </table:table-row>
        <table:table-row table:style-name="ro2">
          <table:table-cell office:value-type="string" calcext:value-type="string">
            <text:p>FamilyRunningMAsk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03462100028992" calcext:value-type="float">
            <text:p>1.03462100028992</text:p>
          </table:table-cell>
          <table:table-cell table:formula="of:=([.D50]-[.E50]) /[.D50] * 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Autumn3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office:value-type="float" office:value="13.3576376438141" calcext:value-type="float">
            <text:p>13.3576376438141</text:p>
          </table:table-cell>
          <table:table-cell table:formula="of:=([.D51]-[.E51]) /[.D51] * 100" office:value-type="float" office:value="98.041958041958" calcext:value-type="float">
            <text:p>98.041958041958</text:p>
          </table:table-cell>
        </table:table-row>
        <table:table-row table:style-name="ro2">
          <table:table-cell office:value-type="string" calcext:value-type="string">
            <text:p>RainyLondon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5433444976807" calcext:value-type="float">
            <text:p>1.25433444976807</text:p>
          </table:table-cell>
          <table:table-cell table:formula="of:=([.D52]-[.E52]) /[.D52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9934487342834" calcext:value-type="float">
            <text:p>1.19934487342834</text:p>
          </table:table-cell>
          <table:table-cell table:formula="of:=([.D53]-[.E53]) /[.D53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1_P1ChildLabour.txt</text:p>
          </table:table-cell>
          <table:table-cell office:value-type="float" office:value="0.84483537039417" calcext:value-type="float">
            <text:p>0.84483537039417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5" calcext:value-type="float">
            <text:p>15</text:p>
          </table:table-cell>
          <table:table-cell office:value-type="float" office:value="12.5457320213318" calcext:value-type="float">
            <text:p>12.5457320213318</text:p>
          </table:table-cell>
          <table:table-cell table:formula="of:=([.D54]-[.E54]) /[.D54] * 100" office:value-type="float" office:value="97.9020979020979" calcext:value-type="float">
            <text:p>97.9020979020979</text:p>
          </table:table-cell>
        </table:table-row>
        <table:table-row table:style-name="ro2">
          <table:table-cell office:value-type="string" calcext:value-type="string">
            <text:p>Autumn1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30632853507996" calcext:value-type="float">
            <text:p>1.30632853507996</text:p>
          </table:table-cell>
          <table:table-cell table:formula="of:=([.D55]-[.E55]) /[.D55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FamilyRunningMAsk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7933917045593" calcext:value-type="float">
            <text:p>1.17933917045593</text:p>
          </table:table-cell>
          <table:table-cell table:formula="of:=([.D56]-[.E56]) /[.D56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nlandIceSheet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01395845413208" calcext:value-type="float">
            <text:p>1.01395845413208</text:p>
          </table:table-cell>
          <table:table-cell table:formula="of:=([.D57]-[.E57]) /[.D57] * 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Pumpkin1_P2GlobalWarming.txt</text:p>
          </table:table-cell>
          <table:table-cell office:value-type="float" office:value="0.842971182235001" calcext:value-type="float">
            <text:p>0.842971182235001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3.130640745163" calcext:value-type="float">
            <text:p>13.130640745163</text:p>
          </table:table-cell>
          <table:table-cell table:formula="of:=([.D58]-[.E58]) /[.D58] * 100" office:value-type="float" office:value="98.6038394415358" calcext:value-type="float">
            <text:p>98.6038394415358</text:p>
          </table:table-cell>
        </table:table-row>
        <table:table-row table:style-name="ro2">
          <table:table-cell office:value-type="string" calcext:value-type="string">
            <text:p>GreelanIceCap_Level.txt</text:p>
          </table:table-cell>
          <table:table-cell office:value-type="float" office:value="0.90737135647286" calcext:value-type="float">
            <text:p>0.90737135647286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7.56291317939758" calcext:value-type="float">
            <text:p>7.56291317939758</text:p>
          </table:table-cell>
          <table:table-cell table:formula="of:=([.D59]-[.E59]) /[.D59] * 100" office:value-type="float" office:value="96.4646464646465" calcext:value-type="float">
            <text:p>96.4646464646465</text:p>
          </table:table-cell>
        </table:table-row>
        <table:table-row table:style-name="ro2">
          <table:table-cell office:value-type="string" calcext:value-type="string">
            <text:p>Kids_P5Tamil.txt</text:p>
          </table:table-cell>
          <table:table-cell office:value-type="float" office:value="0.935767669423136" calcext:value-type="float">
            <text:p>0.935767669423136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6.4746899604797" calcext:value-type="float">
            <text:p>16.4746899604797</text:p>
          </table:table-cell>
          <table:table-cell table:formula="of:=([.D60]-[.E60]) /[.D60] * 100" office:value-type="float" office:value="98.4593837535014" calcext:value-type="float">
            <text:p>98.4593837535014</text:p>
          </table:table-cell>
        </table:table-row>
        <table:table-row table:style-name="ro2">
          <table:table-cell office:value-type="string" calcext:value-type="string">
            <text:p>FamilyRunningMAsk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25492572784424" calcext:value-type="float">
            <text:p>1.25492572784424</text:p>
          </table:table-cell>
          <table:table-cell table:formula="of:=([.D61]-[.E61]) /[.D61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Sensore.tx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.42769694328308" calcext:value-type="float">
            <text:p>1.42769694328308</text:p>
          </table:table-cell>
          <table:table-cell table:formula="of:=([.D62]-[.E62]) /[.D62] * 100" office:value-type="float" office:value="94.5205479452055" calcext:value-type="float">
            <text:p>94.5205479452055</text:p>
          </table:table-cell>
        </table:table-row>
        <table:table-row table:style-name="ro2">
          <table:table-cell office:value-type="string" calcext:value-type="string">
            <text:p>Kids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1438393592834" calcext:value-type="float">
            <text:p>1.11438393592834</text:p>
          </table:table-cell>
          <table:table-cell table:formula="of:=([.D63]-[.E63]) /[.D63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1.1434316635132" calcext:value-type="float">
            <text:p>11.1434316635132</text:p>
          </table:table-cell>
          <table:table-cell table:formula="of:=([.D64]-[.E64]) /[.D64] * 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RainyLondon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63753795623779" calcext:value-type="float">
            <text:p>5.63753795623779</text:p>
          </table:table-cell>
          <table:table-cell table:formula="of:=([.D65]-[.E65]) /[.D65] * 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Kids_P2GlobalWarming.txt</text:p>
          </table:table-cell>
          <table:table-cell office:value-type="float" office:value="0.836536287714123" calcext:value-type="float">
            <text:p>0.836536287714123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0.4080131053925" calcext:value-type="float">
            <text:p>10.4080131053925</text:p>
          </table:table-cell>
          <table:table-cell table:formula="of:=([.D66]-[.E66]) /[.D66] * 100" office:value-type="float" office:value="98.4293193717278" calcext:value-type="float">
            <text:p>98.4293193717278</text:p>
          </table:table-cell>
        </table:table-row>
        <table:table-row table:style-name="ro2">
          <table:table-cell office:value-type="string" calcext:value-type="string">
            <text:p>GreenlandIceSheet_Level.txt</text:p>
          </table:table-cell>
          <table:table-cell office:value-type="float" office:value="0.923548868801869" calcext:value-type="float">
            <text:p>0.923548868801869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8.72142291069031" calcext:value-type="float">
            <text:p>8.72142291069031</text:p>
          </table:table-cell>
          <table:table-cell table:formula="of:=([.D67]-[.E67]) /[.D67] * 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lanIceCap_States.txt</text:p>
          </table:table-cell>
          <table:table-cell office:value-type="float" office:value="0.839146391678274" calcext:value-type="float">
            <text:p>0.83914639167827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6.27348804473877" calcext:value-type="float">
            <text:p>6.27348804473877</text:p>
          </table:table-cell>
          <table:table-cell table:formula="of:=([.D68]-[.E68]) /[.D68] * 100" office:value-type="float" office:value="97.1631205673759" calcext:value-type="float">
            <text:p>97.1631205673759</text:p>
          </table:table-cell>
        </table:table-row>
        <table:table-row table:style-name="ro2">
          <table:table-cell office:value-type="string" calcext:value-type="string">
            <text:p>RainyLondon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6" calcext:value-type="float">
            <text:p>6</text:p>
          </table:table-cell>
          <table:table-cell office:value-type="float" office:value="12.0388250350952" calcext:value-type="float">
            <text:p>12.0388250350952</text:p>
          </table:table-cell>
          <table:table-cell table:formula="of:=([.D69]-[.E69]) /[.D69] * 100" office:value-type="float" office:value="98.9915966386555" calcext:value-type="float">
            <text:p>98.9915966386555</text:p>
          </table:table-cell>
        </table:table-row>
        <table:table-row table:style-name="ro2">
          <table:table-cell office:value-type="string" calcext:value-type="string">
            <text:p>RainyLondon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52734971046448" calcext:value-type="float">
            <text:p>1.52734971046448</text:p>
          </table:table-cell>
          <table:table-cell table:formula="of:=([.D70]-[.E70]) /[.D70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Level.txt</text:p>
          </table:table-cell>
          <table:table-cell office:value-type="float" office:value="0.90737135647286" calcext:value-type="float">
            <text:p>0.90737135647286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6.84630560874939" calcext:value-type="float">
            <text:p>6.84630560874939</text:p>
          </table:table-cell>
          <table:table-cell table:formula="of:=([.D71]-[.E71]) /[.D71] * 100" office:value-type="float" office:value="97.979797979798" calcext:value-type="float">
            <text:p>97.979797979798</text:p>
          </table:table-cell>
        </table:table-row>
        <table:table-row table:style-name="ro2">
          <table:table-cell office:value-type="string" calcext:value-type="string">
            <text:p>FamilyRunningMAsk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19791293144226" calcext:value-type="float">
            <text:p>1.19791293144226</text:p>
          </table:table-cell>
          <table:table-cell table:formula="of:=([.D72]-[.E72]) /[.D72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Workflow.txt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.20816469192505" calcext:value-type="float">
            <text:p>1.20816469192505</text:p>
          </table:table-cell>
          <table:table-cell table:formula="of:=([.D73]-[.E73]) /[.D73] * 100" office:value-type="float" office:value="90.9090909090909" calcext:value-type="float">
            <text:p>90.9090909090909</text:p>
          </table:table-cell>
        </table:table-row>
        <table:table-row table:style-name="ro2">
          <table:table-cell office:value-type="string" calcext:value-type="string">
            <text:p>Autumn1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4017124176025" calcext:value-type="float">
            <text:p>11.4017124176025</text:p>
          </table:table-cell>
          <table:table-cell table:formula="of:=([.D74]-[.E74]) /[.D74] * 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dog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26568412780762" calcext:value-type="float">
            <text:p>1.26568412780762</text:p>
          </table:table-cell>
          <table:table-cell table:formula="of:=([.D75]-[.E75]) /[.D75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10.560298204422" calcext:value-type="float">
            <text:p>10.560298204422</text:p>
          </table:table-cell>
          <table:table-cell table:formula="of:=([.D76]-[.E76]) /[.D76] * 100" office:value-type="float" office:value="99.327731092437" calcext:value-type="float">
            <text:p>99.327731092437</text:p>
          </table:table-cell>
        </table:table-row>
        <table:table-row table:style-name="ro2">
          <table:table-cell office:value-type="string" calcext:value-type="string">
            <text:p>Autumn1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06906628608704" calcext:value-type="float">
            <text:p>1.06906628608704</text:p>
          </table:table-cell>
          <table:table-cell table:formula="of:=([.D77]-[.E77]) /[.D77] * 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Kids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4.8519961833954" calcext:value-type="float">
            <text:p>14.8519961833954</text:p>
          </table:table-cell>
          <table:table-cell table:formula="of:=([.D78]-[.E78]) /[.D78] * 100" office:value-type="float" office:value="98.1818181818182" calcext:value-type="float">
            <text:p>98.1818181818182</text:p>
          </table:table-cell>
        </table:table-row>
        <table:table-row table:style-name="ro2">
          <table:table-cell office:value-type="string" calcext:value-type="string">
            <text:p>RainyLondon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29983401298523" calcext:value-type="float">
            <text:p>1.29983401298523</text:p>
          </table:table-cell>
          <table:table-cell table:formula="of:=([.D79]-[.E79]) /[.D79] * 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5Tamil.txt</text:p>
          </table:table-cell>
          <table:table-cell office:value-type="float" office:value="0.926274887109163" calcext:value-type="float">
            <text:p>0.926274887109163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3" calcext:value-type="float">
            <text:p>13</text:p>
          </table:table-cell>
          <table:table-cell office:value-type="float" office:value="14.0435888767242" calcext:value-type="float">
            <text:p>14.0435888767242</text:p>
          </table:table-cell>
          <table:table-cell table:formula="of:=([.D80]-[.E80]) /[.D80] * 100" office:value-type="float" office:value="98.1792717086835" calcext:value-type="float">
            <text:p>98.1792717086835</text:p>
          </table:table-cell>
        </table:table-row>
        <table:table-row table:style-name="ro2">
          <table:table-cell office:value-type="string" calcext:value-type="string">
            <text:p>Pumpkin1_P5Tamil.txt</text:p>
          </table:table-cell>
          <table:table-cell office:value-type="float" office:value="0.935767669423136" calcext:value-type="float">
            <text:p>0.935767669423136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2.5380673408508" calcext:value-type="float">
            <text:p>12.5380673408508</text:p>
          </table:table-cell>
          <table:table-cell table:formula="of:=([.D81]-[.E81]) /[.D81] * 100" office:value-type="float" office:value="98.4593837535014" calcext:value-type="float">
            <text:p>98.4593837535014</text:p>
          </table:table-cell>
        </table:table-row>
        <table:table-row table:style-name="ro2">
          <table:table-cell office:value-type="string" calcext:value-type="string">
            <text:p>Autumn1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05538368225098" calcext:value-type="float">
            <text:p>5.05538368225098</text:p>
          </table:table-cell>
          <table:table-cell table:formula="of:=([.D82]-[.E82]) /[.D82] * 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GreenlandIceSheet_P3Interlaken.txt</text:p>
          </table:table-cell>
          <table:table-cell office:value-type="float" office:value="0.925870201303688" calcext:value-type="float">
            <text:p>0.925870201303688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float" office:value="10.0846011638641" calcext:value-type="float">
            <text:p>10.0846011638641</text:p>
          </table:table-cell>
          <table:table-cell table:formula="of:=([.D83]-[.E83]) /[.D83] * 100" office:value-type="float" office:value="97.9310344827586" calcext:value-type="float">
            <text:p>97.9310344827586</text:p>
          </table:table-cell>
        </table:table-row>
        <table:table-row table:style-name="ro2">
          <table:table-cell office:value-type="string" calcext:value-type="string">
            <text:p>RainyLondon_P2GlobalWarming.txt</text:p>
          </table:table-cell>
          <table:table-cell office:value-type="float" office:value="0.833521732728752" calcext:value-type="float">
            <text:p>0.833521732728752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11" calcext:value-type="float">
            <text:p>11</text:p>
          </table:table-cell>
          <table:table-cell office:value-type="float" office:value="10.1388247013092" calcext:value-type="float">
            <text:p>10.1388247013092</text:p>
          </table:table-cell>
          <table:table-cell table:formula="of:=([.D84]-[.E84]) /[.D84] * 100" office:value-type="float" office:value="98.0802792321117" calcext:value-type="float">
            <text:p>98.0802792321117</text:p>
          </table:table-cell>
        </table:table-row>
        <table:table-row table:style-name="ro2" table:number-rows-repeated="104849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6:44:01.464683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6T16:45:15.094439248</dc:date>
    <meta:editing-duration>PT3M26S</meta:editing-duration>
    <meta:editing-cycles>2</meta:editing-cycles>
    <meta:generator>LibreOffice/6.4.7.2$Linux_X86_64 LibreOffice_project/40$Build-2</meta:generator>
    <meta:document-statistic meta:table-count="1" meta:cell-count="588" meta:object-count="0"/>
  </office:meta>
</office:document-meta>
</file>